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center" fo:text-indent="0cm"/>
      <style:text-properties fo:font-size="36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2" style:family="paragraph">
      <style:paragraph-properties fo:margin-left="0.318cm" fo:margin-right="0cm" fo:text-indent="0cm"/>
      <style:text-properties fo:font-size="26pt"/>
    </style:style>
    <style:style style:name="P1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ffffff" style:font-name="Segoe UI2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1.016cm">
          <draw:text-box>
            <text:p text:style-name="P1"><text:span text:style-name="T1">HYMN #636</text:span></text:p>
            <text:p text:style-name="P1"><text:span text:style-name="T2">“</text:span><text:span text:style-name="T2">Soul, Adorn Yourself with Glad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883cm">
          <draw:text-box>
            <text:p text:style-name="P4"><text:span text:style-name="T3">1. </text:span><text:span text:style-name="T4">Soul, adorn yourself with gladness,</text:span><text:span text:style-name="T4"><text:line-break/></text:span><text:span text:style-name="T4">Leave the gloomy haunts of sadness,</text:span><text:span text:style-name="T4"><text:line-break/></text:span><text:span text:style-name="T4">Come into the daylight’s splendor,</text:span><text:span text:style-name="T4"><text:line-break/></text:span><text:span text:style-name="T4">There with joy your praises rend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892cm" svg:height="7.011cm" svg:x="1.524cm" svg:y="0.883cm">
          <draw:text-box>
            <text:p text:style-name="P6"><text:span text:style-name="T4">Bless the One whose grace unbounded</text:span><text:span text:style-name="T4"><text:line-break/></text:span><text:span text:style-name="T4">This amazing banquet founded;</text:span><text:span text:style-name="T4"><text:line-break/></text:span><text:span text:style-name="T4">He, though heav’nly, high, and holy,</text:span><text:span text:style-name="T4"><text:line-break/></text:span><text:span text:style-name="T4">Deigns to dwell with you most low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594cm" svg:height="7.011cm" svg:x="1.568cm" svg:y="0.776cm">
          <draw:text-box>
            <text:p text:style-name="P4"><text:span text:style-name="T3">2. </text:span><text:span text:style-name="T4">Hasten as a bride to meet Him,</text:span><text:span text:style-name="T4"><text:line-break/></text:span><text:span text:style-name="T4">And with loving rev’rence greet Him.</text:span></text:p>
            <text:p text:style-name="P4"><text:span text:style-name="T4">For with words of life immortal</text:span><text:span text:style-name="T4"><text:line-break/></text:span><text:span text:style-name="T4">He is knocking at your port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4.638cm" svg:height="7.011cm" svg:x="1.778cm" svg:y="1.016cm">
          <draw:text-box>
            <text:p text:style-name="P4"><text:span text:style-name="T4">Open wide the gates before Him,</text:span><text:span text:style-name="T4"><text:line-break/></text:span><text:span text:style-name="T4">Saying, as you there adore Him:</text:span><text:span text:style-name="T4"><text:line-break/></text:span><text:span text:style-name="T4">Grant, Lord, that I now receive You,</text:span><text:span text:style-name="T4"><text:line-break/></text:span><text:span text:style-name="T4">That I nevermore will leave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4.13cm" svg:height="7.011cm" svg:x="2.032cm" svg:y="0.883cm">
          <draw:text-box>
            <text:p text:style-name="P4"><text:span text:style-name="T3">3. </text:span><text:span text:style-name="T4">He who craves a precious treasure</text:span><text:span text:style-name="T4"><text:line-break/></text:span><text:span text:style-name="T4">Neither cost nor pain will measure;</text:span><text:span text:style-name="T4"><text:line-break/></text:span><text:span text:style-name="T4">But the priceless gifts of heaven</text:span><text:span text:style-name="T4"><text:line-break/></text:span><text:span text:style-name="T4">God to us has freely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7" draw:layer="layout" svg:width="25.908cm" svg:height="6.964cm" svg:x="1.016cm" svg:y="0.925cm">
          <draw:text-box>
            <text:p text:style-name="P6"><text:span text:style-name="T5">Though the wealth of earth were proffered,</text:span><text:span text:style-name="T4"><text:line-break/></text:span><text:span text:style-name="T4">None could buy the gifts here offered:</text:span><text:span text:style-name="T4"><text:line-break/></text:span><text:span text:style-name="T4">Christ’s true body, for you riven,</text:span><text:span text:style-name="T4"><text:line-break/></text:span><text:span text:style-name="T4">And His blood, for you once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5" draw:layer="layout" svg:width="24.384cm" svg:height="7.011cm" svg:x="1.879cm" svg:y="1.06cm">
          <draw:text-box>
            <text:p text:style-name="P4"><text:span text:style-name="T3">4. </text:span><text:span text:style-name="T4">Now in faith I humbly ponder</text:span><text:span text:style-name="T4"><text:line-break/></text:span><text:span text:style-name="T4">Over this surpassing wonder</text:span><text:span text:style-name="T4"><text:line-break/></text:span><text:span text:style-name="T4">That the bread of life is boundless</text:span><text:span text:style-name="T4"><text:line-break/></text:span><text:span text:style-name="T4">Though the souls it feeds are countle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5" draw:layer="layout" svg:width="24.13cm" svg:height="7.011cm" svg:x="2.032cm" svg:y="1.016cm">
          <draw:text-box>
            <text:p text:style-name="P4"><text:span text:style-name="T4">With the choicest wine of heaven</text:span><text:span text:style-name="T4"><text:line-break/></text:span><text:span text:style-name="T4">Christ’s own blood to us is given.</text:span><text:span text:style-name="T4"><text:line-break/></text:span><text:span text:style-name="T4">Oh, most glorious consolation,</text:span><text:span text:style-name="T4"><text:line-break/></text:span><text:span text:style-name="T4">Pledge and seal of my salv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5" draw:layer="layout" svg:width="23.876cm" svg:height="7.011cm" svg:x="2.032cm" svg:y="1.016cm">
          <draw:text-box>
            <text:p text:style-name="P4"><text:span text:style-name="T3">5. </text:span><text:span text:style-name="T4">Jesus, source of lasting pleasure,</text:span><text:span text:style-name="T4"><text:line-break/></text:span><text:span text:style-name="T4">Truest friend, and dearest treasure,</text:span><text:span text:style-name="T4"><text:line-break/></text:span><text:span text:style-name="T4">Peace beyond all understanding,</text:span><text:span text:style-name="T4"><text:line-break/></text:span><text:span text:style-name="T4">Joy into all life expand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3" draw:text-style-name="P5" draw:layer="layout" svg:width="24.13cm" svg:height="7.011cm" svg:x="2.032cm" svg:y="1.016cm">
          <draw:text-box>
            <text:p text:style-name="P4"><text:span text:style-name="T4">Humbly now, I bow before You;</text:span><text:span text:style-name="T4"><text:line-break/></text:span><text:span text:style-name="T4">Love incarnate, I adore You;</text:span><text:span text:style-name="T4"><text:line-break/></text:span><text:span text:style-name="T4">Worthily let me receive You</text:span><text:span text:style-name="T4"><text:line-break/></text:span><text:span text:style-name="T4">And, so favored, never leave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3" draw:text-style-name="P5" draw:layer="layout" svg:width="24.384cm" svg:height="7.011cm" svg:x="1.778cm" svg:y="0.849cm">
          <draw:text-box>
            <text:p text:style-name="P4"><text:span text:style-name="T3">6. </text:span><text:span text:style-name="T4">Jesus, sun of life, my splendor,</text:span><text:span text:style-name="T4"><text:line-break/></text:span><text:span text:style-name="T4">Jesus, friend of friends, most tender,</text:span><text:span text:style-name="T4"><text:line-break/></text:span><text:span text:style-name="T4">Jesus, joy of my desiring,</text:span><text:span text:style-name="T4"><text:line-break/></text:span><text:span text:style-name="T4">Fount of life, my soul inspir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3" draw:text-style-name="P5" draw:layer="layout" svg:width="23.876cm" svg:height="7.011cm" svg:x="2.286cm" svg:y="1.016cm">
          <draw:text-box>
            <text:p text:style-name="P4"><text:span text:style-name="T4">At Your feet I cry, my maker,</text:span><text:span text:style-name="T4"><text:line-break/></text:span><text:span text:style-name="T4">Let me be a fit partaker</text:span><text:span text:style-name="T4"><text:line-break/></text:span><text:span text:style-name="T4">Of this blessèd food from heaven,</text:span><text:span text:style-name="T4"><text:line-break/></text:span><text:span text:style-name="T4">For our good, Your glory,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Hymn_25_20template" presentation:presentation-page-layout-name="AL1T0">
        <draw:frame draw:style-name="gr3" draw:text-style-name="P10" draw:layer="layout" svg:width="24.638cm" svg:height="7.011cm" svg:x="1.524cm" svg:y="0.883cm">
          <draw:text-box>
            <text:p text:style-name="P9"><text:span text:style-name="T3">7. </text:span><text:span text:style-name="T4">Lord, by love and mercy driven,</text:span></text:p>
            <text:p text:style-name="P9"><text:span text:style-name="T4">You once left Your throne in heaven</text:span><text:span text:style-name="T4"><text:line-break/></text:span><text:span text:style-name="T4">On the cross for me to languish</text:span><text:span text:style-name="T4"><text:line-break/></text:span><text:span text:style-name="T4">And to die in bitter anguis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Hymn_25_20template" presentation:presentation-page-layout-name="AL1T0">
        <draw:frame draw:style-name="gr3" draw:text-style-name="P10" draw:layer="layout" svg:width="23.876cm" svg:height="7.011cm" svg:x="2.032cm" svg:y="0.849cm">
          <draw:text-box>
            <text:p text:style-name="P9"><text:span text:style-name="T4">To forego all joy and gladness</text:span><text:span text:style-name="T4"><text:line-break/></text:span><text:span text:style-name="T4">And to shed Your blood in sadness.</text:span><text:span text:style-name="T4"><text:line-break/></text:span><text:span text:style-name="T4">By this blood redeemed and living,</text:span><text:span text:style-name="T4"><text:line-break/></text:span><text:span text:style-name="T4">Lord, I praise You with thanksgiv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Hymn_25_20template" presentation:presentation-page-layout-name="AL1T0">
        <draw:frame draw:style-name="gr3" draw:text-style-name="P5" draw:layer="layout" svg:width="23.876cm" svg:height="7.011cm" svg:x="2.032cm" svg:y="1.016cm">
          <draw:text-box>
            <text:p text:style-name="P4"><text:span text:style-name="T3">8. </text:span><text:span text:style-name="T4">Jesus, bread of life, I pray You,</text:span><text:span text:style-name="T4"><text:line-break/></text:span><text:span text:style-name="T4">Let me gladly here obey You.</text:span><text:span text:style-name="T4"><text:line-break/></text:span><text:span text:style-name="T4">By Your love I am invited,</text:span><text:span text:style-name="T4"><text:line-break/></text:span><text:span text:style-name="T4">Be Your love with love requit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Hymn_25_20template" presentation:presentation-page-layout-name="AL1T0">
        <draw:frame draw:style-name="gr5" draw:text-style-name="P13" draw:layer="layout" svg:width="24.892cm" svg:height="11.991cm" svg:x="1.524cm" svg:y="1.016cm">
          <draw:text-box>
            <text:p text:style-name="P11"><text:span text:style-name="T4">By this Supper let me measure,</text:span><text:span text:style-name="T4"><text:line-break/></text:span><text:span text:style-name="T4">Lord, how vast and deep love’s treasure.</text:span><text:span text:style-name="T4"><text:line-break/></text:span><text:span text:style-name="T4">Through the gift of grace You give me</text:span><text:span text:style-name="T4"><text:line-break/></text:span><text:span text:style-name="T4">As Your guest in heav’n receive me.</text:span></text:p>
            <text:p text:style-name="P12"><text:span text:style-name="T6"/></text:p>
            <text:p text:style-name="P12"><text:span text:style-name="T7">© 1978 Lutheran Book of Worship. </text:span></text:p>
            <text:p text:style-name="P12"><text:span text:style-name="T7">Used by permission: LSB Hymn License </text:span></text:p>
            <text:p text:style-name="P12"><text:span text:style-name="T7">.NET, no. 100011038.</text:span><text:span text:style-name="T7"><text:line-break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0:13:30.477000000</meta:creation-date>
    <dc:title>Hymn template</dc:title>
    <meta:editing-duration>PT23M30S</meta:editing-duration>
    <meta:editing-cycles>12</meta:editing-cycles>
    <meta:generator>LibreOffice/6.1.5.2$Windows_X86_64 LibreOffice_project/90f8dcf33c87b3705e78202e3df5142b201bd805</meta:generator>
    <meta:initial-creator>Arthur Hoch</meta:initial-creator>
    <dc:date>2019-04-17T13:22:36.613000000</dc:date>
    <meta:document-statistic meta:object-count="72"/>
    <meta:template xlink:type="simple" xlink:actuate="onRequest" xlink:title="Hymn template" xlink:href="../../AppData/Roaming/LibreOffice/4/user/template/Worship%20Templsates/Hymn%20template.otp" meta:date="2015-03-28T20:13:30.212000000"/>
  </office:meta>
</office:document-meta>
</file>